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1.2667in"/>
    </style:style>
    <style:style style:name="Table1.B" style:family="table-column">
      <style:table-column-properties style:column-width="5.425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3271in" table:align="left"/>
    </style:style>
    <style:style style:name="Table2.A" style:family="table-column">
      <style:table-column-properties style:column-width="0.2299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1375in"/>
    </style:style>
    <style:style style:name="Table2.A1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000000"/>
    </style:style>
    <style:style style:name="Table2.B4" style:family="table-cell" style:data-style-name="N10">
      <style:table-cell-properties fo:padding="0.0382in" fo:border="none"/>
    </style:style>
    <style:style style:name="Table3" style:family="table">
      <style:table-properties style:width="3.6924in" table:align="left"/>
    </style:style>
    <style:style style:name="Table3.A" style:family="table-column">
      <style:table-column-properties style:column-width="0.3458in"/>
    </style:style>
    <style:style style:name="Table3.B" style:family="table-column">
      <style:table-column-properties style:column-width="3.3465in"/>
    </style:style>
    <style:style style:name="Table3.A1" style:family="table-cell">
      <style:table-cell-properties fo:padding="0.0382in" fo:border="none"/>
    </style:style>
    <style:style style:name="P1" style:family="paragraph" style:parent-style-name="Text_20_body">
      <style:text-properties officeooo:rsid="003407e8" officeooo:paragraph-rsid="003407e8"/>
    </style:style>
    <style:style style:name="P2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text-properties officeooo:rsid="000dd1dd" officeooo:paragraph-rsid="000dd1dd"/>
    </style:style>
    <style:style style:name="P5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6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7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8" style:family="paragraph" style:parent-style-name="Table_20_Contents">
      <style:paragraph-properties fo:text-align="end" style:justify-single-word="false"/>
      <style:text-properties officeooo:rsid="0014c29e" officeooo:paragraph-rsid="000f9178"/>
    </style:style>
    <style:style style:name="P9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0" style:family="paragraph" style:parent-style-name="Table_20_Contents">
      <style:text-properties officeooo:rsid="0053ea4a" officeooo:paragraph-rsid="0053ea4a"/>
    </style:style>
    <style:style style:name="P11" style:family="paragraph" style:parent-style-name="Text_20_body">
      <style:text-properties fo:font-size="10pt" officeooo:rsid="001d3d43" officeooo:paragraph-rsid="001d3d43" style:font-size-asian="10pt" style:font-size-complex="10pt"/>
    </style:style>
    <style:style style:name="P12" style:family="paragraph" style:parent-style-name="Text_20_body">
      <style:text-properties officeooo:rsid="005ecc7f" officeooo:paragraph-rsid="005ecc7f"/>
    </style:style>
    <style:style style:name="P13" style:family="paragraph" style:parent-style-name="Standard">
      <style:text-properties fo:font-size="10pt" officeooo:rsid="001d3d43" officeooo:paragraph-rsid="001d3d43" style:font-size-asian="10pt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aco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10pt" style:font-size-asian="10pt" style:font-size-complex="10pt"/>
    </style:style>
    <style:style style:name="P17" style:family="paragraph" style:parent-style-name="Heading_20_2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19" style:family="paragraph" style:parent-style-name="Heading_20_2" style:list-style-name="">
      <style:paragraph-properties fo:break-before="page"/>
      <style:text-properties style:text-underline-style="solid" style:text-underline-width="auto" style:text-underline-color="font-color" officeooo:rsid="005e57ad" officeooo:paragraph-rsid="005e57ad"/>
    </style:style>
    <style:style style:name="P20" style:family="paragraph" style:parent-style-name="Heading_20_2">
      <style:paragraph-properties fo:break-before="page"/>
      <style:text-properties officeooo:paragraph-rsid="00562ed2"/>
    </style:style>
    <style:style style:name="P21" style:family="paragraph" style:parent-style-name="Table_20_Contents">
      <style:text-properties officeooo:rsid="005def91" officeooo:paragraph-rsid="005def91"/>
    </style:style>
    <style:style style:name="P22" style:family="paragraph" style:parent-style-name="Table_20_Contents">
      <style:text-properties officeooo:rsid="005e4a74" officeooo:paragraph-rsid="005e4a74"/>
    </style:style>
    <style:style style:name="P23" style:family="paragraph" style:parent-style-name="Heading_20_1">
      <style:paragraph-properties fo:margin-left="0in" fo:margin-right="0in" fo:margin-top="0.1654in" fo:margin-bottom="0in" style:contextual-spacing="false" fo:text-align="center" style:justify-single-word="false" fo:text-indent="0in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4d4dcb"/>
    </style:style>
    <style:style style:name="T3" style:family="text">
      <style:text-properties officeooo:rsid="0054cde8"/>
    </style:style>
    <style:style style:name="T4" style:family="text">
      <style:text-properties officeooo:rsid="005def9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5e57ad"/>
    </style:style>
    <style:style style:name="T7" style:family="text">
      <style:text-properties style:font-name="Monaco"/>
    </style:style>
    <style:style style:name="T8" style:family="text">
      <style:text-properties fo:color="#000000" style:font-name="Monaco" style:text-underline-style="none"/>
    </style:style>
    <style:style style:name="T9" style:family="text">
      <style:text-properties officeooo:rsid="005f8dcf"/>
    </style:style>
    <style:style style:name="T10" style:family="text">
      <style:text-properties officeooo:rsid="00620fe3"/>
    </style: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Nebenläufige Programmierung</text:h>
      <text:h text:style-name="P17" text:outline-level="2">Blatt <text:span text:style-name="T4">3</text:span></text:h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me:</text:p>
          </table:table-cell>
          <table:table-cell table:style-name="Table1.A1" office:value-type="string">
            <text:p text:style-name="P4">Bernhard <text:span text:style-name="T1">FRITZ</text:span></text:p>
          </table:table-cell>
        </table:table-row>
        <table:table-row>
          <table:table-cell table:style-name="Table1.A1" office:value-type="string">
            <text:p text:style-name="P5">Matrikelnummer:</text:p>
          </table:table-cell>
          <table:table-cell table:style-name="Table1.A1" office:value-type="string">
            <text:p text:style-name="P4">1316136</text:p>
          </table:table-cell>
        </table:table-row>
        <table:table-row>
          <table:table-cell table:style-name="Table1.A1" office:value-type="string">
            <text:p text:style-name="P5">Gruppe:</text:p>
          </table:table-cell>
          <table:table-cell table:style-name="Table1.A1" office:value-type="string">
            <text:p text:style-name="P4">11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6">1)</text:p>
          </table:table-cell>
          <table:table-cell table:style-name="Table2.A1" office:value-type="string">
            <text:p text:style-name="P6"><text:span text:style-name="T3">45</text:span>%</text:p>
          </table:table-cell>
          <table:table-cell table:style-name="Table2.A1" office:value-type="string">
            <text:p text:style-name="P6">/</text:p>
          </table:table-cell>
          <table:table-cell table:style-name="Table2.A1" office:value-type="string">
            <text:p text:style-name="P6">4<text:span text:style-name="T4">5</text:span>%</text:p>
          </table:table-cell>
        </table:table-row>
        <table:table-row>
          <table:table-cell table:style-name="Table2.A1" office:value-type="string">
            <text:p text:style-name="P6">2)</text:p>
          </table:table-cell>
          <table:table-cell table:style-name="Table2.A1" office:value-type="string">
            <text:p text:style-name="P6"><text:span text:style-name="T4">0</text:span>%</text:p>
          </table:table-cell>
          <table:table-cell table:style-name="Table2.A1" office:value-type="string">
            <text:p text:style-name="P6">/</text:p>
          </table:table-cell>
          <table:table-cell table:style-name="Table2.A1" office:value-type="string">
            <text:p text:style-name="P6"><text:span text:style-name="T4">30</text:span>%</text:p>
          </table:table-cell>
        </table:table-row>
        <table:table-row>
          <table:table-cell table:style-name="Table2.A3" office:value-type="string">
            <text:p text:style-name="P6">3)</text:p>
          </table:table-cell>
          <table:table-cell table:style-name="Table2.A3" office:value-type="string">
            <text:p text:style-name="P6"><text:span text:style-name="T2">25</text:span>%</text:p>
          </table:table-cell>
          <table:table-cell table:style-name="Table2.A3" office:value-type="string">
            <text:p text:style-name="P6">/</text:p>
          </table:table-cell>
          <table:table-cell table:style-name="Table2.A3" office:value-type="string">
            <text:p text:style-name="P6">25%</text:p>
          </table:table-cell>
        </table:table-row>
        <table:table-row>
          <table:table-cell table:style-name="Table2.A1" office:value-type="string">
            <text:p text:style-name="P2">=</text:p>
          </table:table-cell>
          <table:table-cell table:style-name="Table2.B4" table:formula="ooow:SUM&lt;B1:B3&gt;" office:value-type="percentage" office:value="0.7">
            <text:p text:style-name="P8">70%</text:p>
          </table:table-cell>
          <table:table-cell table:style-name="Table2.A1" office:value-type="string">
            <text:p text:style-name="P7">/</text:p>
          </table:table-cell>
          <table:table-cell table:style-name="Table2.B4" table:formula="ooow:SUM&lt;D1:D3&gt;" office:value-type="percentage" office:value="1">
            <text:p text:style-name="P7">100%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1)</text:p>
          </table:table-cell>
          <table:table-cell table:style-name="Table3.A1" office:value-type="string">
            <text:p text:style-name="P22">TestMainC, TestMainE</text:p>
          </table:table-cell>
        </table:table-row>
        <table:table-row>
          <table:table-cell table:style-name="Table3.A1" office:value-type="string">
            <text:p text:style-name="P9">2)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p text:style-name="P9">3<text:span text:style-name="T4">)</text:span></text:p>
          </table:table-cell>
          <table:table-cell table:style-name="Table3.A1" office:value-type="string">
            <text:p text:style-name="P21">Benchmark</text:p>
          </table:table-cell>
        </table:table-row>
      </table:table>
      <text:p text:style-name="P1"/>
      <text:h text:style-name="P20" text:outline-level="2"><text:span text:style-name="T5">Aufgabe 1</text:span></text:h>
      <text:h text:style-name="P19" text:outline-level="2">Aufgabe 2</text:h>
      <text:h text:style-name="P18" text:outline-level="2">Aufgabe 3</text:h>
      <text:h text:style-name="Heading_20_2" text:outline-level="2"><text:span text:style-name="T6">c</text:span>)</text:h>
      <text:p text:style-name="P12">Aus den Ergebnissen <text:span text:style-name="T10">(siehe unten) </text:span>ist ersichtlich, dass das Einfügen von Daten in eine HashMap deutlich aufwändiger ist, als das Lesen. Der Grund dafür ist vermutlich, dass <text:span text:style-name="T9">beim Einfügen eine HashCollision auftreten kann, die dann dementsprechend erst behandelt werden muss.</text:span></text:p>
      <text:p text:style-name="P13"><text:span text:style-name="T7">MacBook Pro (Retina, 13-inch, Mid 2014)</text:span></text:p>
      <text:p text:style-name="P15"><text:span text:style-name="T7">Processor: 2,8 GHz Intel Core i5</text:span></text:p>
      <text:p text:style-name="P15"><text:span text:style-name="T7">Memory: 8 GB 1600 MHz DDR3</text:span></text:p>
      <text:p text:style-name="P15"><text:span text:style-name="T7">OS: OS X El </text:span><text:span text:style-name="T8">Capitan</text:span><text:span text:style-name="T7"> Version 10.11.1</text:span></text:p>
      <text:p text:style-name="P15"><text:span text:style-name="T7">Java: Version 1.8.0_25</text:span></text:p>
      <text:p text:style-name="P14"/>
      <text:p text:style-name="P15"><text:span text:style-name="T7">Without synchronization:</text:span></text:p>
      <text:p text:style-name="P15"><text:span text:style-name="T7">========================</text:span></text:p>
      <text:p text:style-name="P15"><text:span text:style-name="T7"># of threads | HashMap accesses per second (50% insert, 25% read, 25% remove)</text:span></text:p>
      <text:p text:style-name="P15"><text:span text:style-name="T7">--------------------------------------------------------------------------------</text:span></text:p>
      <text:p text:style-name="P15"><text:span text:style-name="T7">1 <text:s text:c="11"/>| 2127660</text:span></text:p>
      <text:p text:style-name="P15"><text:span text:style-name="T7">2 <text:s text:c="11"/>| 3448276</text:span></text:p>
      <text:p text:style-name="P15"><text:span text:style-name="T7">4 <text:s text:c="11"/>| 3225806</text:span></text:p>
      <text:p text:style-name="P15"><text:span text:style-name="T7">8 <text:s text:c="11"/>| 1975309</text:span></text:p>
      <text:p text:style-name="P15"><text:span text:style-name="T7">16 <text:s text:c="10"/>| 1886792</text:span></text:p>
      <text:p text:style-name="P14"/>
      <text:p text:style-name="P15"><text:span text:style-name="T7">With synchronization:</text:span></text:p>
      <text:p text:style-name="P15"><text:span text:style-name="T7">=====================</text:span></text:p>
      <text:p text:style-name="P15"><text:span text:style-name="T7"># of threads | HashMap accesses per second (50% insert, 25% read, 25% remove)</text:span></text:p>
      <text:p text:style-name="P15"><text:span text:style-name="T7">--------------------------------------------------------------------------------</text:span></text:p>
      <text:p text:style-name="P15"><text:span text:style-name="T7">1 <text:s text:c="11"/>| 3448276</text:span></text:p>
      <text:p text:style-name="P15"><text:span text:style-name="T7">2 <text:s text:c="11"/>| 5263158</text:span></text:p>
      <text:p text:style-name="P15"><text:span text:style-name="T7">4 <text:s text:c="11"/>| 3636364</text:span></text:p>
      <text:p text:style-name="P15"><text:span text:style-name="T7">8 <text:s text:c="11"/>| 2564103</text:span></text:p>
      <text:p text:style-name="P15"><text:span text:style-name="T7">16 <text:s text:c="10"/>| 2292264</text:span></text:p>
      <text:p text:style-name="P14"/>
      <text:p text:style-name="P15"><text:span text:style-name="T7">Concurrent:</text:span></text:p>
      <text:p text:style-name="P15"><text:span text:style-name="T7">===========</text:span></text:p>
      <text:p text:style-name="P15"><text:span text:style-name="T7"># of threads | HashMap accesses per second (50% insert, 25% read, 25% remove)</text:span></text:p>
      <text:p text:style-name="P15"><text:span text:style-name="T7">--------------------------------------------------------------------------------</text:span></text:p>
      <text:p text:style-name="P15"><text:span text:style-name="T7">1 <text:s text:c="11"/>| 3846154</text:span></text:p>
      <text:p text:style-name="P15"><text:span text:style-name="T7">2 <text:s text:c="11"/>| 3508772</text:span></text:p>
      <text:p text:style-name="P15"><text:span text:style-name="T7">4 <text:s text:c="11"/>| 2531646</text:span></text:p>
      <text:p text:style-name="P15"><text:span text:style-name="T7">8 <text:s text:c="11"/>| 1985112</text:span></text:p>
      <text:p text:style-name="P15"><text:span text:style-name="T7">16 <text:s text:c="10"/>| 1963190</text:span></text:p>
      <text:p text:style-name="P14"/>
      <text:p text:style-name="P15"><text:span text:style-name="T7">Without synchronization:</text:span></text:p>
      <text:p text:style-name="P15"><text:span text:style-name="T7">========================</text:span></text:p>
      <text:p text:style-name="P15"><text:span text:style-name="T7"># of threads | HashMap accesses per second (80% insert, 15% read, 5% remove)</text:span></text:p>
      <text:p text:style-name="P15"><text:span text:style-name="T7">--------------------------------------------------------------------------------</text:span></text:p>
      <text:p text:style-name="P15"><text:span text:style-name="T7">1 <text:s text:c="11"/>| 1428571</text:span></text:p>
      <text:p text:style-name="P15"><text:span text:style-name="T7">2 <text:s text:c="11"/>| 2469136</text:span></text:p>
      <text:p text:style-name="P15"><text:span text:style-name="T7">4 <text:s text:c="11"/>| 1342282</text:span></text:p>
      <text:p text:style-name="P15"><text:span text:style-name="T7">8 <text:s text:c="11"/>| 1152738</text:span></text:p>
      <text:p text:style-name="P15"><text:span text:style-name="T7">16 <text:s text:c="10"/>| 1075992</text:span></text:p>
      <text:p text:style-name="P16"><text:span text:style-name="T7">With synchronization:</text:span></text:p>
      <text:p text:style-name="P15"><text:span text:style-name="T7">=====================</text:span></text:p>
      <text:p text:style-name="P15"><text:span text:style-name="T7"># of threads | HashMap accesses per second (80% insert, 15% read, 5% remove)</text:span></text:p>
      <text:p text:style-name="P15"><text:span text:style-name="T7">--------------------------------------------------------------------------------</text:span></text:p>
      <text:p text:style-name="P15"><text:span text:style-name="T7">1 <text:s text:c="11"/>| 3125000</text:span></text:p>
      <text:p text:style-name="P15"><text:span text:style-name="T7">2 <text:s text:c="11"/>| 2298851</text:span></text:p>
      <text:p text:style-name="P15"><text:span text:style-name="T7">4 <text:s text:c="11"/>| 1587302</text:span></text:p>
      <text:p text:style-name="P15"><text:span text:style-name="T7">8 <text:s text:c="11"/>| 1307190</text:span></text:p>
      <text:p text:style-name="P15"><text:span text:style-name="T7">16 <text:s text:c="10"/>| 1211204</text:span></text:p>
      <text:p text:style-name="P14"/>
      <text:p text:style-name="P15"><text:span text:style-name="T7">Concurrent:</text:span></text:p>
      <text:p text:style-name="P15"><text:span text:style-name="T7">===========</text:span></text:p>
      <text:p text:style-name="P15"><text:span text:style-name="T7"># of threads | HashMap accesses per second (80% insert, 15% read, 5% remove)</text:span></text:p>
      <text:p text:style-name="P15"><text:span text:style-name="T7">--------------------------------------------------------------------------------</text:span></text:p>
      <text:p text:style-name="P15"><text:span text:style-name="T7">1 <text:s text:c="11"/>| 3125000</text:span></text:p>
      <text:p text:style-name="P15"><text:span text:style-name="T7">2 <text:s text:c="11"/>| 2898551</text:span></text:p>
      <text:p text:style-name="P15"><text:span text:style-name="T7">4 <text:s text:c="11"/>| 1731602</text:span></text:p>
      <text:p text:style-name="P15"><text:span text:style-name="T7">8 <text:s text:c="11"/>| 1372213</text:span></text:p>
      <text:p text:style-name="P15"><text:span text:style-name="T7">16 <text:s text:c="10"/>| 1222307</text:span></text:p>
      <text:p text:style-name="P14"/>
      <text:p text:style-name="P15"><text:span text:style-name="T7">Without synchronization:</text:span></text:p>
      <text:p text:style-name="P15"><text:span text:style-name="T7">========================</text:span></text:p>
      <text:p text:style-name="P15"><text:span text:style-name="T7"># of threads | HashMap accesses per second (5% insert, 90% read, 5% remove)</text:span></text:p>
      <text:p text:style-name="P15"><text:span text:style-name="T7">--------------------------------------------------------------------------------</text:span></text:p>
      <text:p text:style-name="P15"><text:span text:style-name="T7">1 <text:s text:c="11"/>| 2702703</text:span></text:p>
      <text:p text:style-name="P15"><text:span text:style-name="T7">2 <text:s text:c="11"/>| 4878049</text:span></text:p>
      <text:p text:style-name="P15"><text:span text:style-name="T7">4 <text:s text:c="11"/>| 1101928</text:span></text:p>
      <text:p text:style-name="P15"><text:span text:style-name="T7">8 <text:s text:c="11"/>| 911162</text:span></text:p>
      <text:p text:style-name="P15"><text:span text:style-name="T7">16 <text:s text:c="10"/>| 973828</text:span></text:p>
      <text:p text:style-name="P14"/>
      <text:p text:style-name="P15"><text:span text:style-name="T7">With synchronization:</text:span></text:p>
      <text:p text:style-name="P15"><text:span text:style-name="T7">=====================</text:span></text:p>
      <text:p text:style-name="P15"><text:span text:style-name="T7"># of threads | HashMap accesses per second (5% insert, 90% read, 5% remove)</text:span></text:p>
      <text:p text:style-name="P15"><text:span text:style-name="T7">--------------------------------------------------------------------------------</text:span></text:p>
      <text:p text:style-name="P15"><text:span text:style-name="T7">1 <text:s text:c="11"/>| 3846154</text:span></text:p>
      <text:p text:style-name="P15"><text:span text:style-name="T7">2 <text:s text:c="11"/>| 2666667</text:span></text:p>
      <text:p text:style-name="P15"><text:span text:style-name="T7">4 <text:s text:c="11"/>| 1139601</text:span></text:p>
      <text:p text:style-name="P15"><text:span text:style-name="T7">8 <text:s text:c="11"/>| 988875</text:span></text:p>
      <text:p text:style-name="P15"><text:span text:style-name="T7">16 <text:s text:c="10"/>| 1021059</text:span></text:p>
      <text:p text:style-name="P14"/>
      <text:p text:style-name="P15"><text:span text:style-name="T7">Concurrent:</text:span></text:p>
      <text:p text:style-name="P15"><text:span text:style-name="T7">===========</text:span></text:p>
      <text:p text:style-name="P15"><text:span text:style-name="T7"># of threads | HashMap accesses per second (5% insert, 90% read, 5% remove)</text:span></text:p>
      <text:p text:style-name="P15"><text:span text:style-name="T7">--------------------------------------------------------------------------------</text:span></text:p>
      <text:p text:style-name="P15"><text:span text:style-name="T7">1 <text:s text:c="11"/>| 4166667</text:span></text:p>
      <text:p text:style-name="P15"><text:span text:style-name="T7">2 <text:s text:c="11"/>| 2531646</text:span></text:p>
      <text:p text:style-name="P15"><text:span text:style-name="T7">4 <text:s text:c="11"/>| 1183432</text:span></text:p>
      <text:p text:style-name="P15"><text:span text:style-name="T7">8 <text:s text:c="11"/>| 996264</text:span></text:p>
      <text:p text:style-name="P15"><text:span text:style-name="T7">16 <text:s text:c="10"/>| 1003764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4.2.8.2$MacOSX_x86 LibreOffice_project/48d50dbfc06349262c9d50868e5c1f630a573ebd</meta:generator>
    <dc:date>2015-11-27T22:35:41.801367000</dc:date>
    <meta:editing-duration>PT4H11M22S</meta:editing-duration>
    <meta:editing-cycles>92</meta:editing-cycles>
    <meta:document-statistic meta:table-count="3" meta:image-count="0" meta:object-count="0" meta:page-count="5" meta:paragraph-count="122" meta:word-count="407" meta:character-count="3373" meta:non-whitespace-character-count="2602"/>
  </office:meta>
</office:document-meta>
</file>